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826cm"/>
    </style:style>
    <style:style style:name="gr12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ffffff" draw:fill-color="#ffffff" draw:textarea-vertical-align="middle"/>
    </style:style>
    <style:style style:name="gr17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connector draw:style-name="gr9" draw:text-style-name="P1" draw:layer="layout" draw:type="curve" svg:x1="7cm" svg:y1="11.5cm" svg:x2="4.83cm" svg:y2="12.415cm" draw:start-shape="id4" draw:start-glue-point="3" draw:end-shape="id11" draw:end-glue-point="1" svg:d="M7000 11500c-1626 0-541 915-2170 915">
          <text:p/>
        </draw:connector>
        <draw:connector draw:style-name="gr9" draw:text-style-name="P1" draw:layer="layout" draw:type="curve" svg:x1="7cm" svg:y1="13.5cm" svg:x2="4.83cm" svg:y2="12.415cm" draw:start-shape="id5" draw:start-glue-point="3" draw:end-shape="id11" draw:end-glue-point="1" svg:d="M7000 13500c-1626 0-541-1085-2170-10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xml:id="id11" draw:id="id11" draw:layer="layout" svg:width="2.83cm" svg:height="2.83cm" svg:x="2cm" svg:y="1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1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4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3" draw:id="id13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2" draw:start-glue-point="1" draw:end-shape="id13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4" draw:start-glue-point="1" draw:end-shape="id13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5" draw:start-glue-point="1" draw:end-shape="id13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6" draw:start-glue-point="1" draw:end-shape="id13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7" draw:start-glue-point="3" draw:end-shape="id13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8" draw:start-glue-point="3" draw:end-shape="id13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9" draw:start-glue-point="3" draw:end-shape="id13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20" draw:start-glue-point="3" draw:end-shape="id13" draw:end-glue-point="1" svg:d="M44400 13800h-350v-3000h-350">
          <text:p/>
        </draw:connector>
        <draw:frame draw:style-name="gr11" draw:text-style-name="P5" draw:layer="layout" svg:width="8cm" svg:height="1.076cm" svg:x="7cm" svg:y="15.024cm">
          <draw:text-box>
            <text:p text:style-name="P1"><text:span text:style-name="T3">SERIAL SWITCH</text:span></text:p>
          </draw:text-box>
        </draw:frame>
        <draw:frame draw:style-name="gr11" draw:text-style-name="P5" draw:layer="layout" svg:width="8cm" svg:height="1.076cm" svg:x="38.7cm" svg:y="15.3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7" draw:start-glue-point="1" draw:end-shape="id21" draw:end-glue-point="3" svg:d="M46700 7800c2925 0 975-299 3900-299">
          <text:p/>
        </draw:connector>
        <draw:frame draw:style-name="gr10" draw:text-style-name="P1" xml:id="id21" draw:id="id21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4" draw:id="id24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8" draw:start-glue-point="1" draw:end-shape="id22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9" draw:start-glue-point="1" draw:end-shape="id23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20" draw:start-glue-point="1" draw:end-shape="id24" draw:end-glue-point="3" svg:d="M46700 13800c2925 0 975 402 3900 402">
          <text:p/>
        </draw:connector>
        <draw:line draw:style-name="gr12" draw:text-style-name="P1" draw:layer="layout" svg:x1="27.7cm" svg:y1="2.3cm" svg:x2="27.7cm" svg:y2="16.3cm">
          <text:p/>
        </draw:line>
        <draw:frame draw:style-name="gr13" draw:text-style-name="P6" draw:layer="layout" svg:width="15.2cm" svg:height="2.2cm" svg:x="35.1cm" svg:y="2.2cm">
          <draw:text-box>
            <text:p text:style-name="P1"><text:span text:style-name="T4">Drone</text:span></text:p>
          </draw:text-box>
        </draw:frame>
        <draw:frame draw:style-name="gr13" draw:text-style-name="P6" draw:layer="layout" svg:width="15.2cm" svg:height="2.2cm" svg:x="3.4cm" svg:y="1.9cm">
          <draw:text-box>
            <text:p text:style-name="P1"><text:span text:style-name="T4">Ground Control</text:span></text:p>
          </draw:text-box>
        </draw:frame>
        <draw:frame draw:style-name="gr3" draw:text-style-name="P4" draw:layer="layout" svg:width="1.9cm" svg:height="0.983cm" svg:x="5.1cm" svg:y="10.038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4" draw:text-style-name="P1" draw:layer="layout" svg:width="2.5cm" svg:height="1.2cm" svg:x="18.3cm" svg:y="6.8cm">
              <text:p/>
            </draw:rect>
            <draw:rect draw:style-name="gr15" draw:text-style-name="P1" draw:layer="layout" svg:width="1.5cm" svg:height="0.4cm" svg:x="18.8cm" svg:y="7.2cm">
              <text:p/>
            </draw:rect>
          </draw:g>
          <draw:circle draw:style-name="gr16" draw:text-style-name="P1" draw:layer="layout" svg:width="0.3cm" svg:height="0.3cm" svg:x="18.4cm" svg:y="7.3cm">
            <text:p/>
          </draw:circle>
          <draw:circle draw:style-name="gr16" draw:text-style-name="P1" draw:layer="layout" svg:width="0.3cm" svg:height="0.3cm" svg:x="19.2cm" svg:y="7.3cm">
            <text:p/>
          </draw:circle>
          <draw:circle draw:style-name="gr16" draw:text-style-name="P1" draw:layer="layout" svg:width="0.3cm" svg:height="0.3cm" svg:x="18.8cm" svg:y="7.3cm">
            <text:p/>
          </draw:circle>
        </draw:g>
        <draw:g>
          <draw:g>
            <draw:rect draw:style-name="gr14" draw:text-style-name="P1" draw:layer="layout" svg:width="2.5cm" svg:height="1.2cm" svg:x="18.3cm" svg:y="8.8cm">
              <text:p/>
            </draw:rect>
            <draw:rect draw:style-name="gr15" draw:text-style-name="P1" draw:layer="layout" svg:width="1.5cm" svg:height="0.4cm" svg:x="18.8cm" svg:y="9.2cm">
              <text:p/>
            </draw:rect>
          </draw:g>
          <draw:circle draw:style-name="gr16" draw:text-style-name="P1" draw:layer="layout" svg:width="0.3cm" svg:height="0.3cm" svg:x="18.4cm" svg:y="9.3cm">
            <text:p/>
          </draw:circle>
          <draw:circle draw:style-name="gr16" draw:text-style-name="P1" draw:layer="layout" svg:width="0.3cm" svg:height="0.3cm" svg:x="19.2cm" svg:y="9.3cm">
            <text:p/>
          </draw:circle>
          <draw:circle draw:style-name="gr16" draw:text-style-name="P1" draw:layer="layout" svg:width="0.3cm" svg:height="0.3cm" svg:x="18.8cm" svg:y="9.3cm">
            <text:p/>
          </draw:circle>
        </draw:g>
        <draw:line draw:style-name="gr17" draw:text-style-name="P1" draw:layer="layout" svg:x1="15.1cm" svg:y1="7.6cm" svg:x2="18.2cm" svg:y2="7.6cm">
          <text:p/>
        </draw:line>
        <draw:line draw:style-name="gr17" draw:text-style-name="P1" draw:layer="layout" svg:x1="15.1cm" svg:y1="9.4cm" svg:x2="18.2cm" svg:y2="9.4cm">
          <text:p/>
        </draw:line>
        <draw:path draw:style-name="gr17" draw:text-style-name="P1" draw:layer="layout" svg:width="1.899cm" svg:height="0.299cm" svg:x="21cm" svg:y="7.3cm" svg:viewBox="0 0 1900 300" svg:d="M0 300c1600 0 1900-300 1900-300">
          <text:p/>
        </draw:path>
        <draw:line draw:style-name="gr17" draw:text-style-name="P1" draw:layer="layout" svg:x1="22.8cm" svg:y1="9.6cm" svg:x2="20.9cm" svg:y2="9.5cm">
          <text:p/>
        </draw:line>
        <draw:g>
          <draw:g>
            <draw:rect draw:style-name="gr14" draw:text-style-name="P1" draw:layer="layout" svg:width="2.5cm" svg:height="1.2cm" svg:x="34.4cm" svg:y="7.1cm">
              <text:p/>
            </draw:rect>
            <draw:rect draw:style-name="gr15" draw:text-style-name="P1" draw:layer="layout" svg:width="1.5cm" svg:height="0.4cm" svg:x="34.9cm" svg:y="7.5cm">
              <text:p/>
            </draw:rect>
          </draw:g>
          <draw:circle draw:style-name="gr16" draw:text-style-name="P1" draw:layer="layout" svg:width="0.3cm" svg:height="0.3cm" svg:x="34.5cm" svg:y="7.6cm">
            <text:p/>
          </draw:circle>
          <draw:circle draw:style-name="gr16" draw:text-style-name="P1" draw:layer="layout" svg:width="0.3cm" svg:height="0.3cm" svg:x="35.3cm" svg:y="7.6cm">
            <text:p/>
          </draw:circle>
          <draw:circle draw:style-name="gr16" draw:text-style-name="P1" draw:layer="layout" svg:width="0.3cm" svg:height="0.3cm" svg:x="34.9cm" svg:y="7.6cm">
            <text:p/>
          </draw:circle>
        </draw:g>
        <draw:g>
          <draw:g>
            <draw:rect draw:style-name="gr14" draw:text-style-name="P1" draw:layer="layout" svg:width="2.5cm" svg:height="1.2cm" svg:x="34.4cm" svg:y="9.2cm">
              <text:p/>
            </draw:rect>
            <draw:rect draw:style-name="gr15" draw:text-style-name="P1" draw:layer="layout" svg:width="1.5cm" svg:height="0.4cm" svg:x="34.9cm" svg:y="9.6cm">
              <text:p/>
            </draw:rect>
          </draw:g>
          <draw:circle draw:style-name="gr16" draw:text-style-name="P1" draw:layer="layout" svg:width="0.3cm" svg:height="0.3cm" svg:x="34.5cm" svg:y="9.7cm">
            <text:p/>
          </draw:circle>
          <draw:circle draw:style-name="gr16" draw:text-style-name="P1" draw:layer="layout" svg:width="0.3cm" svg:height="0.3cm" svg:x="35.3cm" svg:y="9.7cm">
            <text:p/>
          </draw:circle>
          <draw:circle draw:style-name="gr16" draw:text-style-name="P1" draw:layer="layout" svg:width="0.3cm" svg:height="0.3cm" svg:x="34.9cm" svg:y="9.7cm">
            <text:p/>
          </draw:circle>
        </draw:g>
        <draw:line draw:style-name="gr17" draw:text-style-name="P1" draw:layer="layout" svg:x1="32.8cm" svg:y1="7.7cm" svg:x2="34.3cm" svg:y2="7.7cm">
          <text:p/>
        </draw:line>
        <draw:line draw:style-name="gr17" draw:text-style-name="P1" draw:layer="layout" svg:x1="32.6cm" svg:y1="9.8cm" svg:x2="34.2cm" svg:y2="9.8cm">
          <text:p/>
        </draw:line>
        <draw:line draw:style-name="gr17" draw:text-style-name="P1" draw:layer="layout" svg:x1="36.8cm" svg:y1="7.8cm" svg:x2="38.6cm" svg:y2="7.8cm">
          <text:p/>
        </draw:line>
        <draw:line draw:style-name="gr17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line draw:style-name="gr18" draw:text-style-name="P1" draw:layer="layout" svg:x1="5.3cm" svg:y1="8.5cm" svg:x2="4.4cm" svg:y2="8.5cm">
          <text:p/>
        </draw:line>
        <draw:line draw:style-name="gr18" draw:text-style-name="P1" draw:layer="layout" svg:x1="5.2cm" svg:y1="12.4cm" svg:x2="4.3cm" svg:y2="12.4cm">
          <text:p/>
        </draw:line>
        <draw:line draw:style-name="gr18" draw:text-style-name="P1" draw:layer="layout" svg:x1="6.5cm" svg:y1="7.5cm" svg:x2="7.2cm" svg:y2="7.5cm">
          <text:p/>
        </draw:line>
        <draw:line draw:style-name="gr18" draw:text-style-name="P1" draw:layer="layout" svg:x1="6.4cm" svg:y1="9.5cm" svg:x2="7.1cm" svg:y2="9.5cm">
          <text:p/>
        </draw:line>
        <draw:line draw:style-name="gr18" draw:text-style-name="P1" draw:layer="layout" svg:x1="6.4cm" svg:y1="11.5cm" svg:x2="7.1cm" svg:y2="11.5cm">
          <text:p/>
        </draw:line>
        <draw:line draw:style-name="gr18" draw:text-style-name="P1" draw:layer="layout" svg:x1="6.4cm" svg:y1="13.5cm" svg:x2="7.1cm" svg:y2="13.5cm">
          <text:p/>
        </draw:line>
        <draw:line draw:style-name="gr18" draw:text-style-name="P1" draw:layer="layout" svg:x1="17.6cm" svg:y1="7.6cm" svg:x2="18.3cm" svg:y2="7.6cm">
          <text:p/>
        </draw:line>
        <draw:line draw:style-name="gr18" draw:text-style-name="P1" draw:layer="layout" svg:x1="17.5cm" svg:y1="9.4cm" svg:x2="18.2cm" svg:y2="9.4cm">
          <text:p/>
        </draw:line>
        <draw:line draw:style-name="gr18" draw:text-style-name="P1" draw:layer="layout" svg:x1="15.9cm" svg:y1="7.6cm" svg:x2="15cm" svg:y2="7.6cm">
          <text:p/>
        </draw:line>
        <draw:line draw:style-name="gr18" draw:text-style-name="P1" draw:layer="layout" svg:x1="16cm" svg:y1="9.4cm" svg:x2="15.1cm" svg:y2="9.4cm">
          <text:p/>
        </draw:line>
        <draw:line draw:style-name="gr18" draw:text-style-name="P1" draw:layer="layout" svg:x1="37.7cm" svg:y1="7.8cm" svg:x2="36.8cm" svg:y2="7.8cm">
          <text:p/>
        </draw:line>
        <draw:line draw:style-name="gr18" draw:text-style-name="P1" draw:layer="layout" svg:x1="38cm" svg:y1="7.8cm" svg:x2="38.7cm" svg:y2="7.8cm">
          <text:p/>
        </draw:line>
        <draw:line draw:style-name="gr18" draw:text-style-name="P1" draw:layer="layout" svg:x1="38.1cm" svg:y1="9.8cm" svg:x2="38.8cm" svg:y2="9.8cm">
          <text:p/>
        </draw:line>
        <draw:line draw:style-name="gr18" draw:text-style-name="P1" draw:layer="layout" svg:x1="49.9cm" svg:y1="14.2cm" svg:x2="50.6cm" svg:y2="14.2cm">
          <text:p/>
        </draw:line>
        <draw:line draw:style-name="gr18" draw:text-style-name="P1" draw:layer="layout" svg:x1="49.9cm" svg:y1="12cm" svg:x2="50.6cm" svg:y2="12cm">
          <text:p/>
        </draw:line>
        <draw:line draw:style-name="gr18" draw:text-style-name="P1" draw:layer="layout" svg:x1="50cm" svg:y1="9.7cm" svg:x2="50.7cm" svg:y2="9.7cm">
          <text:p/>
        </draw:line>
        <draw:line draw:style-name="gr18" draw:text-style-name="P1" draw:layer="layout" svg:x1="49.9cm" svg:y1="7.5cm" svg:x2="50.6cm" svg:y2="7.5cm">
          <text:p/>
        </draw:line>
        <draw:line draw:style-name="gr18" draw:text-style-name="P1" draw:layer="layout" svg:x1="47.6cm" svg:y1="13.8cm" svg:x2="46.7cm" svg:y2="13.8cm">
          <text:p/>
        </draw:line>
        <draw:line draw:style-name="gr18" draw:text-style-name="P1" draw:layer="layout" svg:x1="47.6cm" svg:y1="11.8cm" svg:x2="46.7cm" svg:y2="11.8cm">
          <text:p/>
        </draw:line>
        <draw:line draw:style-name="gr18" draw:text-style-name="P1" draw:layer="layout" svg:x1="47.6cm" svg:y1="9.8cm" svg:x2="46.7cm" svg:y2="9.8cm">
          <text:p/>
        </draw:line>
        <draw:line draw:style-name="gr18" draw:text-style-name="P1" draw:layer="layout" svg:x1="47.6cm" svg:y1="7.8cm" svg:x2="46.7cm" svg:y2="7.8cm">
          <text:p/>
        </draw:line>
        <draw:line draw:style-name="gr18" draw:text-style-name="P1" draw:layer="layout" svg:x1="37.6cm" svg:y1="9.8cm" svg:x2="36.7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03T09:39:58.33</dc:date>
    <meta:editing-duration>PT34M49S</meta:editing-duration>
    <meta:editing-cycles>10</meta:editing-cycles>
    <meta:generator>OpenOffice/4.1.3$Win32 OpenOffice.org_project/413m1$Build-9783</meta:generator>
    <dc:creator>Stefanie Schmidiger</dc:creator>
    <meta:document-statistic meta:object-count="129"/>
  </office:meta>
</office:document-meta>
</file>